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index</text:p>
          </table:table-cell>
          <table:table-cell office:value-type="string">
            <text:p>min_long</text:p>
          </table:table-cell>
          <table:table-cell office:value-type="string">
            <text:p>min_lat</text:p>
          </table:table-cell>
          <table:table-cell office:value-type="string">
            <text:p>max_long</text:p>
          </table:table-cell>
          <table:table-cell office:value-type="string">
            <text:p>max_lat</text:p>
          </table:table-cell>
          <table:table-cell office:value-type="string">
            <text:p>training_data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20">
            <text:p>20</text:p>
          </table:table-cell>
          <table:table-cell office:value-type="float" office:value="-117.3696">
            <text:p>-117.3696</text:p>
          </table:table-cell>
          <table:table-cell office:value-type="float" office:value="32.5343">
            <text:p>32.5343</text:p>
          </table:table-cell>
          <table:table-cell office:value-type="float" office:value="-117.0176">
            <text:p>-117.0176</text:p>
          </table:table-cell>
          <table:table-cell office:value-type="float" office:value="32.8863">
            <text:p>32.88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25">
            <text:p>25</text:p>
          </table:table-cell>
          <table:table-cell office:value-type="float" office:value="-115.6096">
            <text:p>-115.6096</text:p>
          </table:table-cell>
          <table:table-cell office:value-type="float" office:value="32.5343">
            <text:p>32.5343</text:p>
          </table:table-cell>
          <table:table-cell office:value-type="float" office:value="-115.2576">
            <text:p>-115.2576</text:p>
          </table:table-cell>
          <table:table-cell office:value-type="float" office:value="32.8863">
            <text:p>32.88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54">
            <text:p>54</text:p>
          </table:table-cell>
          <table:table-cell office:value-type="float" office:value="-115.9616">
            <text:p>-115.9616</text:p>
          </table:table-cell>
          <table:table-cell office:value-type="float" office:value="32.8863">
            <text:p>32.8863</text:p>
          </table:table-cell>
          <table:table-cell office:value-type="float" office:value="-115.6096">
            <text:p>-115.6096</text:p>
          </table:table-cell>
          <table:table-cell office:value-type="float" office:value="33.2383">
            <text:p>33.2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55">
            <text:p>55</text:p>
          </table:table-cell>
          <table:table-cell office:value-type="float" office:value="-115.6096">
            <text:p>-115.6096</text:p>
          </table:table-cell>
          <table:table-cell office:value-type="float" office:value="32.8863">
            <text:p>32.8863</text:p>
          </table:table-cell>
          <table:table-cell office:value-type="float" office:value="-115.2576">
            <text:p>-115.2576</text:p>
          </table:table-cell>
          <table:table-cell office:value-type="float" office:value="33.2383">
            <text:p>33.2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07">
            <text:p>107</text:p>
          </table:table-cell>
          <table:table-cell office:value-type="float" office:value="-118.4256">
            <text:p>-118.4256</text:p>
          </table:table-cell>
          <table:table-cell office:value-type="float" office:value="33.5903">
            <text:p>33.5903</text:p>
          </table:table-cell>
          <table:table-cell office:value-type="float" office:value="-118.0736">
            <text:p>-118.0736</text:p>
          </table:table-cell>
          <table:table-cell office:value-type="float" office:value="33.9423">
            <text:p>33.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09">
            <text:p>109</text:p>
          </table:table-cell>
          <table:table-cell office:value-type="float" office:value="-117.7216">
            <text:p>-117.7216</text:p>
          </table:table-cell>
          <table:table-cell office:value-type="float" office:value="33.5903">
            <text:p>33.5903</text:p>
          </table:table-cell>
          <table:table-cell office:value-type="float" office:value="-117.3696">
            <text:p>-117.3696</text:p>
          </table:table-cell>
          <table:table-cell office:value-type="float" office:value="33.9423">
            <text:p>33.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10">
            <text:p>110</text:p>
          </table:table-cell>
          <table:table-cell office:value-type="float" office:value="-117.3696">
            <text:p>-117.3696</text:p>
          </table:table-cell>
          <table:table-cell office:value-type="float" office:value="33.5903">
            <text:p>33.5903</text:p>
          </table:table-cell>
          <table:table-cell office:value-type="float" office:value="-117.0176">
            <text:p>-117.0176</text:p>
          </table:table-cell>
          <table:table-cell office:value-type="float" office:value="33.9423">
            <text:p>33.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11">
            <text:p>111</text:p>
          </table:table-cell>
          <table:table-cell office:value-type="float" office:value="-117.0176">
            <text:p>-117.0176</text:p>
          </table:table-cell>
          <table:table-cell office:value-type="float" office:value="33.5903">
            <text:p>33.5903</text:p>
          </table:table-cell>
          <table:table-cell office:value-type="float" office:value="-116.6656">
            <text:p>-116.6656</text:p>
          </table:table-cell>
          <table:table-cell office:value-type="float" office:value="33.9423">
            <text:p>33.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12">
            <text:p>112</text:p>
          </table:table-cell>
          <table:table-cell office:value-type="float" office:value="-116.6656">
            <text:p>-116.6656</text:p>
          </table:table-cell>
          <table:table-cell office:value-type="float" office:value="33.5903">
            <text:p>33.5903</text:p>
          </table:table-cell>
          <table:table-cell office:value-type="float" office:value="-116.3136">
            <text:p>-116.3136</text:p>
          </table:table-cell>
          <table:table-cell office:value-type="float" office:value="33.9423">
            <text:p>33.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13">
            <text:p>113</text:p>
          </table:table-cell>
          <table:table-cell office:value-type="float" office:value="-116.3136">
            <text:p>-116.3136</text:p>
          </table:table-cell>
          <table:table-cell office:value-type="float" office:value="33.5903">
            <text:p>33.5903</text:p>
          </table:table-cell>
          <table:table-cell office:value-type="float" office:value="-115.9616">
            <text:p>-115.9616</text:p>
          </table:table-cell>
          <table:table-cell office:value-type="float" office:value="33.9423">
            <text:p>33.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35">
            <text:p>135</text:p>
          </table:table-cell>
          <table:table-cell office:value-type="float" office:value="-119.1296">
            <text:p>-119.1296</text:p>
          </table:table-cell>
          <table:table-cell office:value-type="float" office:value="33.9423">
            <text:p>33.9423</text:p>
          </table:table-cell>
          <table:table-cell office:value-type="float" office:value="-118.7776">
            <text:p>-118.7776</text:p>
          </table:table-cell>
          <table:table-cell office:value-type="float" office:value="34.2943">
            <text:p>34.2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36">
            <text:p>136</text:p>
          </table:table-cell>
          <table:table-cell office:value-type="float" office:value="-118.7776">
            <text:p>-118.7776</text:p>
          </table:table-cell>
          <table:table-cell office:value-type="float" office:value="33.9423">
            <text:p>33.9423</text:p>
          </table:table-cell>
          <table:table-cell office:value-type="float" office:value="-118.4256">
            <text:p>-118.4256</text:p>
          </table:table-cell>
          <table:table-cell office:value-type="float" office:value="34.2943">
            <text:p>34.2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37">
            <text:p>137</text:p>
          </table:table-cell>
          <table:table-cell office:value-type="float" office:value="-118.4256">
            <text:p>-118.4256</text:p>
          </table:table-cell>
          <table:table-cell office:value-type="float" office:value="33.9423">
            <text:p>33.9423</text:p>
          </table:table-cell>
          <table:table-cell office:value-type="float" office:value="-118.0736">
            <text:p>-118.0736</text:p>
          </table:table-cell>
          <table:table-cell office:value-type="float" office:value="34.2943">
            <text:p>34.2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38">
            <text:p>138</text:p>
          </table:table-cell>
          <table:table-cell office:value-type="float" office:value="-118.0736">
            <text:p>-118.0736</text:p>
          </table:table-cell>
          <table:table-cell office:value-type="float" office:value="33.9423">
            <text:p>33.9423</text:p>
          </table:table-cell>
          <table:table-cell office:value-type="float" office:value="-117.7216">
            <text:p>-117.7216</text:p>
          </table:table-cell>
          <table:table-cell office:value-type="float" office:value="34.2943">
            <text:p>34.2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39">
            <text:p>139</text:p>
          </table:table-cell>
          <table:table-cell office:value-type="float" office:value="-117.7216">
            <text:p>-117.7216</text:p>
          </table:table-cell>
          <table:table-cell office:value-type="float" office:value="33.9423">
            <text:p>33.9423</text:p>
          </table:table-cell>
          <table:table-cell office:value-type="float" office:value="-117.3696">
            <text:p>-117.3696</text:p>
          </table:table-cell>
          <table:table-cell office:value-type="float" office:value="34.2943">
            <text:p>34.2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63">
            <text:p>163</text:p>
          </table:table-cell>
          <table:table-cell office:value-type="float" office:value="-119.8336">
            <text:p>-119.8336</text:p>
          </table:table-cell>
          <table:table-cell office:value-type="float" office:value="34.2943">
            <text:p>34.2943</text:p>
          </table:table-cell>
          <table:table-cell office:value-type="float" office:value="-119.4816">
            <text:p>-119.4816</text:p>
          </table:table-cell>
          <table:table-cell office:value-type="float" office:value="34.6463">
            <text:p>34.64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66">
            <text:p>166</text:p>
          </table:table-cell>
          <table:table-cell office:value-type="float" office:value="-118.7776">
            <text:p>-118.7776</text:p>
          </table:table-cell>
          <table:table-cell office:value-type="float" office:value="34.2943">
            <text:p>34.2943</text:p>
          </table:table-cell>
          <table:table-cell office:value-type="float" office:value="-118.4256">
            <text:p>-118.4256</text:p>
          </table:table-cell>
          <table:table-cell office:value-type="float" office:value="34.6463">
            <text:p>34.64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70">
            <text:p>170</text:p>
          </table:table-cell>
          <table:table-cell office:value-type="float" office:value="-117.3696">
            <text:p>-117.3696</text:p>
          </table:table-cell>
          <table:table-cell office:value-type="float" office:value="34.2943">
            <text:p>34.2943</text:p>
          </table:table-cell>
          <table:table-cell office:value-type="float" office:value="-117.0176">
            <text:p>-117.0176</text:p>
          </table:table-cell>
          <table:table-cell office:value-type="float" office:value="34.6463">
            <text:p>34.64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91">
            <text:p>191</text:p>
          </table:table-cell>
          <table:table-cell office:value-type="float" office:value="-120.5376">
            <text:p>-120.5376</text:p>
          </table:table-cell>
          <table:table-cell office:value-type="float" office:value="34.6463">
            <text:p>34.6463</text:p>
          </table:table-cell>
          <table:table-cell office:value-type="float" office:value="-120.1856">
            <text:p>-120.1856</text:p>
          </table:table-cell>
          <table:table-cell office:value-type="float" office:value="34.9983">
            <text:p>34.9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197">
            <text:p>197</text:p>
          </table:table-cell>
          <table:table-cell office:value-type="float" office:value="-118.4256">
            <text:p>-118.4256</text:p>
          </table:table-cell>
          <table:table-cell office:value-type="float" office:value="34.6463">
            <text:p>34.6463</text:p>
          </table:table-cell>
          <table:table-cell office:value-type="float" office:value="-118.0736">
            <text:p>-118.0736</text:p>
          </table:table-cell>
          <table:table-cell office:value-type="float" office:value="34.9983">
            <text:p>34.9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220">
            <text:p>220</text:p>
          </table:table-cell>
          <table:table-cell office:value-type="float" office:value="-120.8896">
            <text:p>-120.8896</text:p>
          </table:table-cell>
          <table:table-cell office:value-type="float" office:value="34.9983">
            <text:p>34.9983</text:p>
          </table:table-cell>
          <table:table-cell office:value-type="float" office:value="-120.5376">
            <text:p>-120.5376</text:p>
          </table:table-cell>
          <table:table-cell office:value-type="float" office:value="35.3503">
            <text:p>35.3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227">
            <text:p>227</text:p>
          </table:table-cell>
          <table:table-cell office:value-type="float" office:value="-118.4256">
            <text:p>-118.4256</text:p>
          </table:table-cell>
          <table:table-cell office:value-type="float" office:value="34.9983">
            <text:p>34.9983</text:p>
          </table:table-cell>
          <table:table-cell office:value-type="float" office:value="-118.0736">
            <text:p>-118.0736</text:p>
          </table:table-cell>
          <table:table-cell office:value-type="float" office:value="35.3503">
            <text:p>35.3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254">
            <text:p>254</text:p>
          </table:table-cell>
          <table:table-cell office:value-type="float" office:value="-119.4816">
            <text:p>-119.4816</text:p>
          </table:table-cell>
          <table:table-cell office:value-type="float" office:value="35.3503">
            <text:p>35.3503</text:p>
          </table:table-cell>
          <table:table-cell office:value-type="float" office:value="-119.1296">
            <text:p>-119.1296</text:p>
          </table:table-cell>
          <table:table-cell office:value-type="float" office:value="35.7023">
            <text:p>35.7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255">
            <text:p>255</text:p>
          </table:table-cell>
          <table:table-cell office:value-type="float" office:value="-119.1296">
            <text:p>-119.1296</text:p>
          </table:table-cell>
          <table:table-cell office:value-type="float" office:value="35.3503">
            <text:p>35.3503</text:p>
          </table:table-cell>
          <table:table-cell office:value-type="float" office:value="-118.7776">
            <text:p>-118.7776</text:p>
          </table:table-cell>
          <table:table-cell office:value-type="float" office:value="35.7023">
            <text:p>35.70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285">
            <text:p>285</text:p>
          </table:table-cell>
          <table:table-cell office:value-type="float" office:value="-119.1296">
            <text:p>-119.1296</text:p>
          </table:table-cell>
          <table:table-cell office:value-type="float" office:value="35.7023">
            <text:p>35.7023</text:p>
          </table:table-cell>
          <table:table-cell office:value-type="float" office:value="-118.7776">
            <text:p>-118.7776</text:p>
          </table:table-cell>
          <table:table-cell office:value-type="float" office:value="36.0543">
            <text:p>36.0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314">
            <text:p>314</text:p>
          </table:table-cell>
          <table:table-cell office:value-type="float" office:value="-119.4816">
            <text:p>-119.4816</text:p>
          </table:table-cell>
          <table:table-cell office:value-type="float" office:value="36.0543">
            <text:p>36.0543</text:p>
          </table:table-cell>
          <table:table-cell office:value-type="float" office:value="-119.1296">
            <text:p>-119.1296</text:p>
          </table:table-cell>
          <table:table-cell office:value-type="float" office:value="36.4063">
            <text:p>36.40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341">
            <text:p>341</text:p>
          </table:table-cell>
          <table:table-cell office:value-type="float" office:value="-120.5376">
            <text:p>-120.5376</text:p>
          </table:table-cell>
          <table:table-cell office:value-type="float" office:value="36.4063">
            <text:p>36.4063</text:p>
          </table:table-cell>
          <table:table-cell office:value-type="float" office:value="-120.1856">
            <text:p>-120.1856</text:p>
          </table:table-cell>
          <table:table-cell office:value-type="float" office:value="36.7583">
            <text:p>36.75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343">
            <text:p>343</text:p>
          </table:table-cell>
          <table:table-cell office:value-type="float" office:value="-119.8336">
            <text:p>-119.8336</text:p>
          </table:table-cell>
          <table:table-cell office:value-type="float" office:value="36.4063">
            <text:p>36.4063</text:p>
          </table:table-cell>
          <table:table-cell office:value-type="float" office:value="-119.4816">
            <text:p>-119.4816</text:p>
          </table:table-cell>
          <table:table-cell office:value-type="float" office:value="36.7583">
            <text:p>36.75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372">
            <text:p>372</text:p>
          </table:table-cell>
          <table:table-cell office:value-type="float" office:value="-120.1856">
            <text:p>-120.1856</text:p>
          </table:table-cell>
          <table:table-cell office:value-type="float" office:value="36.7583">
            <text:p>36.7583</text:p>
          </table:table-cell>
          <table:table-cell office:value-type="float" office:value="-119.8336">
            <text:p>-119.8336</text:p>
          </table:table-cell>
          <table:table-cell office:value-type="float" office:value="37.1103">
            <text:p>37.1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373">
            <text:p>373</text:p>
          </table:table-cell>
          <table:table-cell office:value-type="float" office:value="-119.8336">
            <text:p>-119.8336</text:p>
          </table:table-cell>
          <table:table-cell office:value-type="float" office:value="36.7583">
            <text:p>36.7583</text:p>
          </table:table-cell>
          <table:table-cell office:value-type="float" office:value="-119.4816">
            <text:p>-119.4816</text:p>
          </table:table-cell>
          <table:table-cell office:value-type="float" office:value="37.1103">
            <text:p>37.1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428">
            <text:p>428</text:p>
          </table:table-cell>
          <table:table-cell office:value-type="float" office:value="-121.5936">
            <text:p>-121.5936</text:p>
          </table:table-cell>
          <table:table-cell office:value-type="float" office:value="37.4623">
            <text:p>37.4623</text:p>
          </table:table-cell>
          <table:table-cell office:value-type="float" office:value="-121.2416">
            <text:p>-121.2416</text:p>
          </table:table-cell>
          <table:table-cell office:value-type="float" office:value="37.8143">
            <text:p>37.8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429">
            <text:p>429</text:p>
          </table:table-cell>
          <table:table-cell office:value-type="float" office:value="-121.2416">
            <text:p>-121.2416</text:p>
          </table:table-cell>
          <table:table-cell office:value-type="float" office:value="37.4623">
            <text:p>37.4623</text:p>
          </table:table-cell>
          <table:table-cell office:value-type="float" office:value="-120.8896">
            <text:p>-120.8896</text:p>
          </table:table-cell>
          <table:table-cell office:value-type="float" office:value="37.8143">
            <text:p>37.8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488">
            <text:p>488</text:p>
          </table:table-cell>
          <table:table-cell office:value-type="float" office:value="-121.5936">
            <text:p>-121.5936</text:p>
          </table:table-cell>
          <table:table-cell office:value-type="float" office:value="38.1663">
            <text:p>38.1663</text:p>
          </table:table-cell>
          <table:table-cell office:value-type="float" office:value="-121.2416">
            <text:p>-121.2416</text:p>
          </table:table-cell>
          <table:table-cell office:value-type="float" office:value="38.5183">
            <text:p>38.5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517">
            <text:p>517</text:p>
          </table:table-cell>
          <table:table-cell office:value-type="float" office:value="-121.9456">
            <text:p>-121.9456</text:p>
          </table:table-cell>
          <table:table-cell office:value-type="float" office:value="38.5183">
            <text:p>38.5183</text:p>
          </table:table-cell>
          <table:table-cell office:value-type="float" office:value="-121.5936">
            <text:p>-121.5936</text:p>
          </table:table-cell>
          <table:table-cell office:value-type="float" office:value="38.8703">
            <text:p>38.8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518">
            <text:p>518</text:p>
          </table:table-cell>
          <table:table-cell office:value-type="float" office:value="-121.5936">
            <text:p>-121.5936</text:p>
          </table:table-cell>
          <table:table-cell office:value-type="float" office:value="38.5183">
            <text:p>38.5183</text:p>
          </table:table-cell>
          <table:table-cell office:value-type="float" office:value="-121.2416">
            <text:p>-121.2416</text:p>
          </table:table-cell>
          <table:table-cell office:value-type="float" office:value="38.8703">
            <text:p>38.8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0-10-10T00:00:00.000-0700</text:p>
          </table:table-cell>
          <table:table-cell office:value-type="float" office:value="607">
            <text:p>607</text:p>
          </table:table-cell>
          <table:table-cell office:value-type="float" office:value="-121.9456">
            <text:p>-121.9456</text:p>
          </table:table-cell>
          <table:table-cell office:value-type="float" office:value="39.5743">
            <text:p>39.5743</text:p>
          </table:table-cell>
          <table:table-cell office:value-type="float" office:value="-121.5936">
            <text:p>-121.5936</text:p>
          </table:table-cell>
          <table:table-cell office:value-type="float" office:value="39.9263">
            <text:p>39.9263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G1:Sheet1.G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ripen </meta:initial-creator>
    <meta:creation-date>2014-06-04T11:58:02</meta:creation-date>
    <dc:date>2014-06-04T12:06:24</dc:date>
    <dc:creator>siripen </dc:creator>
    <meta:editing-duration>P0D</meta:editing-duration>
    <meta:editing-cycles>1</meta:editing-cycles>
    <meta:document-statistic meta:table-count="3" meta:cell-count="259" meta:object-count="0"/>
    <meta:generator>LibreOffice/3.5$Linux_x86 LibreOffice_project/350m1$Build-2</meta:generator>
  </office:meta>
</office:document-meta>
</file>